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e723f" officeooo:paragraph-rsid="000e723f"/>
    </style:style>
    <style:style style:name="P2" style:family="paragraph" style:parent-style-name="Text_20_body">
      <style:text-properties officeooo:paragraph-rsid="000e723f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14329f" style:font-size-asian="12pt" style:font-size-complex="12pt"/>
    </style:style>
    <style:style style:name="P4" style:family="paragraph" style:parent-style-name="Text_20_body">
      <style:text-properties officeooo:paragraph-rsid="0014329f"/>
    </style:style>
    <style:style style:name="P5" style:family="paragraph" style:parent-style-name="Heading_20_1">
      <style:text-properties officeooo:rsid="000e723f" officeooo:paragraph-rsid="000e723f"/>
    </style:style>
    <style:style style:name="T1" style:family="text">
      <style:text-properties officeooo:rsid="000e723f"/>
    </style:style>
    <style:style style:name="T2" style:family="text">
      <style:text-properties officeooo:rsid="00104a6c"/>
    </style:style>
    <style:style style:name="T3" style:family="text">
      <style:text-properties officeooo:rsid="001128a6"/>
    </style:style>
    <style:style style:name="T4" style:family="text">
      <style:text-properties officeooo:rsid="0011ecc8"/>
    </style:style>
    <style:style style:name="T5" style:family="text">
      <style:text-properties officeooo:rsid="00136e6b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officeooo:rsid="001432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Exercice 1</text:h>
      <text:p text:style-name="P1">2/ <text:span text:style-name="T4">A </text:span>profondeur : A B C G H I J K L M F D E</text:p>
      <text:p text:style-name="P1"><text:span text:style-name="T4">A </text:span>largeur : A B C F G <text:span text:style-name="T3">D H J L E I K M</text:span></text:p>
      <text:p text:style-name="P2"><text:span text:style-name="T4">M </text:span><text:span text:style-name="T1">profondeur : M J </text:span><text:span text:style-name="T2">G A B C F D E H I L K</text:span></text:p>
      <text:p text:style-name="P2"><text:span text:style-name="T4">M </text:span><text:span text:style-name="T1">largeur : M J L </text:span><text:span text:style-name="T5">G K A C H B F I D E</text:span></text:p>
      <text:p text:style-name="P2"/>
      <text:p text:style-name="Standard">## Largeur ## </text:p>
      <text:p text:style-name="Standard">// création d'un arbre </text:p>
      <text:p text:style-name="Standard">parents &lt;- tab(G.nb_sommets(),false); </text:p>
      <text:p text:style-name="Standard">// enfile le sommet de depart </text:p>
      <text:p text:style-name="Standard">si visite = NIL alors </text:p>
      <text:p text:style-name="Standard"><text:tab/>visite &lt;- tab(G.nb_sommets(),false); </text:p>
      <text:p text:style-name="Standard">a_traiter &lt;- file(); </text:p>
      <text:p text:style-name="Standard">a_traiter.enfiler(begin); </text:p>
      <text:p text:style-name="Standard">tant que a_traiter.no_empty() faire { </text:p>
      <text:p text:style-name="Standard"><text:tab/>sommet &lt;- a_traiter.defiler() </text:p>
      <text:p text:style-name="Standard"><text:tab/>si not(visite[sommet]) alors : </text:p>
      <text:p text:style-name="Standard"><text:tab/><text:tab/>visite[sommet] &lt;- true; </text:p>
      <text:p text:style-name="Standard"><text:tab/>pour chaque voisin dans G.voisins(sommet) faire </text:p>
      <text:p text:style-name="Standard"><text:tab/><text:tab/>si not(visite[voisin]) alors : </text:p>
      <text:p text:style-name="Standard"><text:tab/><text:tab/>a_traiter.enfiler(voisin); </text:p>
      <text:p text:style-name="Standard"><text:tab/><text:tab/>si parents[voisin] == -1 alors </text:p>
      <text:p text:style-name="Standard"><text:tab/><text:tab/><text:tab/>parents[voisin] &lt;- sommet; </text:p>
      <text:p text:style-name="Standard">} </text:p>
      <text:p text:style-name="Standard">// remplie l'arbre que l'on veut renvoyer </text:p>
      <text:p text:style-name="Standard">arbre &lt;- Graph(); </text:p>
      <text:p text:style-name="Standard">pour chaque v appartenant G.sommets() faire { </text:p>
      <text:p text:style-name="Standard">si arbre[v] != -1 alors :</text:p>
      <text:p text:style-name="Standard"><text:tab/>arbre.ajouter_arete(v,parents[v]); </text:p>
      <text:p text:style-name="Standard">} </text:p>
      <text:p text:style-name="Standard">return arbre;</text:p>
      <text:p text:style-name="Standard"/>
      <text:p text:style-name="P4"><text:span text:style-name="T7">4/ </text:span><text:span text:style-name="T6">on peut prendre n'importe quel graphe non connexe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4:15:48.469487944</meta:creation-date>
    <meta:generator>LibreOffice/6.4.6.2$Linux_X86_64 LibreOffice_project/40$Build-2</meta:generator>
    <dc:date>2021-02-05T10:24:31.386031887</dc:date>
    <meta:editing-duration>PT2H27M3S</meta:editing-duration>
    <meta:editing-cycles>13</meta:editing-cycles>
    <meta:document-statistic meta:table-count="0" meta:image-count="0" meta:object-count="0" meta:page-count="1" meta:paragraph-count="31" meta:word-count="166" meta:character-count="916" meta:non-whitespace-character-count="742"/>
  </office:meta>
</office:document-meta>
</file>